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000080" draw:fill="none" draw:textarea-horizontal-align="center" draw:textarea-vertical-align="middle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0000ff" fo:font-size="10pt" style:font-size-asian="10pt" style:font-size-complex="10pt"/>
    </style:style>
    <style:style style:name="P4" style:family="paragraph">
      <style:text-properties fo:color="#00ae00" fo:font-size="10pt" style:font-size-asian="10pt" style:font-size-complex="10pt"/>
    </style:style>
    <style:style style:name="P5" style:family="paragraph">
      <style:text-properties fo:color="#ff0000"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ae00" fo:font-size="10pt" style:font-size-asian="10pt" style:font-size-complex="10pt"/>
    </style:style>
    <style:style style:name="T5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7.5cm" svg:height="7.5cm" svg:x="1.6cm" svg:y="1.9cm">
          <text:p/>
        </draw:ellipse>
        <draw:ellipse draw:style-name="gr2" draw:text-style-name="P1" xml:id="id1" draw:id="id1" draw:layer="layout" svg:width="3.5cm" svg:height="1.5cm" svg:x="2cm" svg:y="4.4cm">
          <text:p text:style-name="P1">Evaluated</text:p>
        </draw:ellipse>
        <draw:ellipse draw:style-name="gr2" draw:text-style-name="P1" xml:id="id2" draw:id="id2" draw:layer="layout" svg:width="4.5cm" svg:height="1.5cm" svg:x="8cm" svg:y="4.4cm">
          <text:p text:style-name="P1">NotEvaluated</text:p>
        </draw:ellipse>
        <draw:ellipse draw:style-name="gr2" draw:text-style-name="P1" xml:id="id3" draw:id="id3" draw:layer="layout" svg:width="4cm" svg:height="1.5cm" svg:x="14.5cm" svg:y="4.4cm">
          <text:p text:style-name="P1">BeEvaluated</text:p>
        </draw:ellipse>
        <draw:connector draw:style-name="gr3" draw:text-style-name="P2" draw:layer="layout" draw:type="curve" svg:x1="3.75cm" svg:y1="4.4cm" svg:x2="10.25cm" svg:y2="4.4cm" draw:start-shape="id1" draw:start-glue-point="0" draw:end-shape="id2" svg:d="m3750 4400c0-751 6500-751 6500 0">
          <text:p text:style-name="P1"><text:span text:style-name="T1">Update</text:span></text:p>
          <text:p text:style-name="P1"><text:span text:style-name="T2">[teacher]</text:span></text:p>
        </draw:connector>
        <draw:connector draw:style-name="gr3" draw:text-style-name="P2" draw:layer="layout" draw:type="curve" svg:x1="10.25cm" svg:y1="5.9cm" svg:x2="14.5cm" svg:y2="5.15cm" draw:start-shape="id2" draw:start-glue-point="2" draw:end-shape="id3" draw:end-glue-point="3" svg:d="m10250 5900c0 751 1625 626 2313 251s437-1001 1937-1001">
          <text:p text:style-name="P1"><text:span text:style-name="T1"/></text:p>
          <text:p text:style-name="P1"><text:span text:style-name="T1">Handled</text:span></text:p>
          <text:p text:style-name="P1"><text:span text:style-name="T3">[system, teacher]</text:span></text:p>
        </draw:connector>
        <draw:connector draw:style-name="gr3" draw:text-style-name="P3" draw:layer="layout" draw:type="curve" svg:x1="16.5cm" svg:y1="5.9cm" svg:x2="3.75cm" svg:y2="5.9cm" draw:start-shape="id3" draw:start-glue-point="2" draw:end-shape="id1" draw:end-glue-point="2" svg:d="m16500 5900c0 751-12750 751-12750 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Graded</text:span></text:p>
          <text:p text:style-name="P1"><text:span text:style-name="T3">[system, teacher]</text:span></text:p>
        </draw:connector>
        <draw:connector draw:style-name="gr3" draw:text-style-name="P2" draw:layer="layout" draw:type="curve" svg:x1="8cm" svg:y1="5.15cm" svg:x2="5.5cm" svg:y2="5.15cm" draw:start-shape="id2" draw:start-glue-point="3" draw:end-shape="id1" draw:end-glue-point="1" svg:d="m8000 5150h-2500">
          <text:p text:style-name="P1"><text:span text:style-name="T1">Cancel</text:span></text:p>
          <text:p text:style-name="P1"><text:span text:style-name="T2">[teacher]</text:span></text:p>
        </draw:connector>
        <draw:connector draw:style-name="gr3" draw:text-style-name="P2" draw:layer="layout" draw:type="curve" svg:x1="16.5cm" svg:y1="4.4cm" svg:x2="12.5cm" svg:y2="5.15cm" draw:start-shape="id3" draw:start-glue-point="0" draw:end-shape="id2" draw:end-glue-point="1" svg:d="m16500 4400c0-751-1500-626-2125-251s-375 1001-1875 1001">
          <text:p text:style-name="P1"><text:span text:style-name="T1">Update</text:span></text:p>
          <text:p text:style-name="P1"><text:span text:style-name="T2">[teacher]</text:span></text:p>
        </draw:connector>
        <draw:line draw:style-name="gr4" draw:text-style-name="P1" draw:layer="layout" svg:x1="8cm" svg:y1="9.3cm" svg:x2="7cm" svg:y2="11.4cm">
          <text:p/>
        </draw:line>
        <draw:line draw:style-name="gr4" draw:text-style-name="P1" draw:layer="layout" svg:x1="10.5cm" svg:y1="9.4cm" svg:x2="10.5cm" svg:y2="11.4cm">
          <text:p/>
        </draw:line>
        <draw:frame draw:style-name="gr5" draw:text-style-name="P4" draw:layer="layout" svg:width="2.78cm" svg:height="0.645cm" svg:x="5.6cm" svg:y="11.3cm">
          <draw:text-box>
            <text:p><text:span text:style-name="T4">GetStatus(ida)</text:span></text:p>
          </draw:text-box>
        </draw:frame>
        <draw:frame draw:style-name="gr5" draw:text-style-name="P4" draw:layer="layout" svg:width="2.758cm" svg:height="0.645cm" svg:x="9.3cm" svg:y="11.3cm">
          <draw:text-box>
            <text:p><text:span text:style-name="T4">GetGrade(ida)</text:span></text:p>
          </draw:text-box>
        </draw:frame>
        <draw:line draw:style-name="gr4" draw:text-style-name="P1" draw:layer="layout" svg:x1="12.9cm" svg:y1="9.2cm" svg:x2="13.9cm" svg:y2="11.2cm">
          <text:p/>
        </draw:line>
        <draw:frame draw:style-name="gr5" draw:text-style-name="P2" draw:layer="layout" svg:width="1.874cm" svg:height="1.039cm" svg:x="13.2cm" svg:y="11.1cm">
          <draw:text-box>
            <text:p text:style-name="P1"><text:span text:style-name="T4">Group</text:span></text:p>
            <text:p text:style-name="P1"><text:span text:style-name="T2">[teacher]</text:span></text:p>
          </draw:text-box>
        </draw:frame>
        <draw:path draw:style-name="gr6" draw:text-style-name="P1" draw:layer="layout" svg:width="1.153cm" svg:height="1.134cm" draw:transform="rotate (2.21429922200479) translate (11.3149624215415cm 4.82888249192479cm)" svg:viewBox="0 0 1154 1135" svg:d="m459 13c270-57 546 81 652 292 114 226-14 537-216 739-254 252-418-92-617-154-175-54-518-626-18-351l140 77">
          <text:p/>
        </draw:path>
        <draw:polyline draw:style-name="gr6" draw:text-style-name="P1" draw:layer="layout" svg:width="0.314cm" svg:height="0cm" svg:x="11.725cm" svg:y="4.544cm" svg:viewBox="0 0 315 0" draw:points="0,0 225,0 315,0">
          <text:p/>
        </draw:polyline>
        <draw:path draw:style-name="gr6" draw:text-style-name="P1" draw:layer="layout" svg:width="0.54cm" svg:height="0.588cm" draw:transform="rotate (-1.57079632679579) translate (3.44625055905834cm 5.87199999999899cm)" svg:viewBox="0 0 541 589" svg:d="m23 3c190-4 535-42 517 293-17 315-343 319-540 270l225-68 45-22">
          <text:p/>
        </draw:path>
        <draw:line draw:style-name="gr6" draw:text-style-name="P1" draw:layer="layout" svg:x1="2.858cm" svg:y1="5.872cm" svg:x2="2.655cm" svg:y2="6.075cm">
          <text:p/>
        </draw:line>
        <draw:frame draw:style-name="gr5" draw:text-style-name="P2" draw:layer="layout" svg:width="1.874cm" svg:height="1.039cm" svg:x="10.5cm" svg:y="2.6cm">
          <draw:text-box>
            <text:p text:style-name="P1"><text:span text:style-name="T1">Update</text:span></text:p>
            <text:p text:style-name="P1"><text:span text:style-name="T2">[teacher]</text:span></text:p>
          </draw:text-box>
        </draw:frame>
        <draw:frame draw:style-name="gr5" draw:text-style-name="P2" draw:layer="layout" svg:width="3.19cm" svg:height="1.039cm" svg:x="1.5cm" svg:y="6.3cm">
          <draw:text-box>
            <text:p text:style-name="P1"><text:span text:style-name="T1">Handled</text:span></text:p>
            <text:p text:style-name="P1"><text:span text:style-name="T2">[system, teacher]</text:span></text:p>
          </draw:text-box>
        </draw:frame>
        <draw:line draw:style-name="gr7" draw:text-style-name="P1" draw:layer="layout" svg:x1="6.7cm" svg:y1="5.5cm" svg:x2="6.7cm" svg:y2="7.5cm">
          <text:p/>
        </draw:line>
        <draw:frame draw:style-name="gr5" draw:text-style-name="P5" draw:layer="layout" svg:width="3.973cm" svg:height="0.645cm" svg:x="4.7cm" svg:y="7.415cm">
          <draw:text-box>
            <text:p><text:span text:style-name="T5">NoPreviousEvalu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8-05T20:12:13</meta:creation-date>
    <dc:date>2014-08-05T21:24:55</dc:date>
    <dc:creator>Alexandre Ly</dc:creator>
    <meta:editing-duration>PT34M8S</meta:editing-duration>
    <meta:editing-cycles>6</meta:editing-cycles>
    <meta:generator>OpenOffice.org/3.3$Unix OpenOffice.org_project/330m20$Build-9567</meta:generator>
    <meta:document-statistic meta:object-count="23"/>
  </office:meta>
</office:document-meta>
</file>